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ro1" style:family="table-row">
      <style:table-row-properties style:row-height="1.6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Fiechter</text:p>
          </table:table-cell>
          <table:table-cell office:value-type="string" calcext:value-type="string">
            <text:p>Round Robin</text:p>
          </table:table-cell>
          <table:table-cell office:value-type="string" calcext:value-type="string">
            <text:p>Lucb-type</text:p>
          </table:table-cell>
          <table:table-cell office:value-type="string" calcext:value-type="string">
            <text:p>Lucb-new</text:p>
          </table:table-cell>
          <table:table-cell/>
          <table:table-cell office:value-type="string" calcext:value-type="string">
            <text:p>Lucb-new stopp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dp-01</text:p>
          </table:table-cell>
          <table:table-cell office:value-type="float" office:value="1244" calcext:value-type="float">
            <text:p>1244</text:p>
          </table:table-cell>
          <table:table-cell office:value-type="float" office:value="2532" calcext:value-type="float">
            <text:p>2532</text:p>
          </table:table-cell>
          <table:table-cell office:value-type="float" office:value="2134" calcext:value-type="float">
            <text:p>213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720" calcext:value-type="float">
            <text:p>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verswim</text:p>
          </table:table-cell>
          <table:table-cell table:formula="of:=982264*50" office:value-type="float" office:value="49113200" calcext:value-type="float">
            <text:p>49113200</text:p>
          </table:table-cell>
          <table:table-cell office:value-type="float" office:value="9231684" calcext:value-type="float">
            <text:p>9231684</text:p>
          </table:table-cell>
          <table:table-cell office:value-type="float" office:value="7821012" calcext:value-type="float">
            <text:p>7821012</text:p>
          </table:table-cell>
          <table:table-cell office:value-type="float" office:value="6589060" calcext:value-type="float">
            <text:p>6589060</text:p>
          </table:table-cell>
          <table:table-cell office:value-type="float" office:value="6589416" calcext:value-type="float">
            <text:p>6589416</text:p>
          </table:table-cell>
          <table:table-cell office:value-type="float" office:value="43571610" calcext:value-type="float">
            <text:p>435716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inoLand</text:p>
          </table:table-cell>
          <table:table-cell table:formula="of:=324989*38" office:value-type="float" office:value="12349582" calcext:value-type="float">
            <text:p>12349582</text:p>
          </table:table-cell>
          <table:table-cell office:value-type="float" office:value="271904" calcext:value-type="float">
            <text:p>271904</text:p>
          </table:table-cell>
          <table:table-cell office:value-type="float" office:value="252496" calcext:value-type="float">
            <text:p>252496</text:p>
          </table:table-cell>
          <table:table-cell office:value-type="float" office:value="223496" calcext:value-type="float">
            <text:p>223496</text:p>
          </table:table-cell>
          <table:table-cell office:value-type="float" office:value="223124" calcext:value-type="float">
            <text:p>223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xArms</text:p>
          </table:table-cell>
          <table:table-cell table:formula="of:=217717*42" office:value-type="float" office:value="9144114" calcext:value-type="float">
            <text:p>9144114</text:p>
          </table:table-cell>
          <table:table-cell office:value-type="float" office:value="856464" calcext:value-type="float">
            <text:p>856464</text:p>
          </table:table-cell>
          <table:table-cell office:value-type="float" office:value="862470" calcext:value-type="float">
            <text:p>862470</text:p>
          </table:table-cell>
          <table:table-cell office:value-type="float" office:value="584330" calcext:value-type="float">
            <text:p>584330</text:p>
          </table:table-cell>
          <table:table-cell office:value-type="float" office:value="575974" calcext:value-type="float">
            <text:p>5759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100000000 1.985289535250878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1:12:45.095753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9:26:26.427052633</meta:creation-date>
    <meta:editing-duration>PT13H52M20S</meta:editing-duration>
    <meta:editing-cycles>21</meta:editing-cycles>
    <meta:generator>LibreOffice/4.2.8.2$Linux_X86_64 LibreOffice_project/420m0$Build-2</meta:generator>
    <dc:date>2018-10-18T13:36:59.375183622</dc:date>
    <meta:document-statistic meta:table-count="1" meta:cell-count="32" meta:object-count="0"/>
  </office:meta>
</office:document-meta>
</file>